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weight="bold"/>
    </style:style>
    <style:style style:name="P2"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tyle="italic"/>
    </style:style>
    <style:style style:name="P4" style:family="paragraph">
      <loext:graphic-properties draw:fill="none" draw:fill-color="#ffffff"/>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tyle="italic"/>
    </style:style>
    <style:style style:name="T2" style:family="text">
      <style:text-properties fo:font-style="italic" officeooo:rsid="0015ed76"/>
    </style:style>
    <style:style style:name="T3" style:family="text">
      <style:text-properties fo:font-weight="bold"/>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gr1" style:family="graphic">
      <style:graphic-properties draw:stroke="none" svg:stroke-color="#000000" draw:fill="none" draw:fill-color="#ffffff" fo:min-height="0.826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3" draw:style-name="gr1" draw:text-style-name="P4" svg:width="1.7433in" svg:height="0.8268in" svg:x="-0.5756in" svg:y="-0.702in"><draw:text-box><text:p><text:span text:style-name="T4">Test ID:</text:span></text:p></draw:text-box></draw:frame><draw:frame text:anchor-type="paragraph" draw:z-index="1" draw:name="Text Frame 2" draw:style-name="gr1" draw:text-style-name="P4" svg:width="1.7433in" svg:height="0.8268in" svg:x="5.5339in" svg:y="-0.7028in"><draw:text-box><text:p><text:span text:style-name="T4">Test Taker’s name:………………………………………………………………………………</text:span></text:p></draw:text-box></draw:frame><draw:frame text:anchor-type="paragraph" draw:z-index="3" draw:name="Text Frame 4" draw:style-name="gr1" draw:text-style-name="P4" svg:width="1.7433in" svg:height="0.8268in" svg:x="-0.5756in" svg:y="-0.702in"><draw:text-box><text:p><text:span text:style-name="T4">Test ID:</text:span></text:p></draw:text-box></draw:frame>Ticket type 1 </text:p>
      <text:p text:style-name="P2"/>
      <text:p text:style-name="P1">Overview</text:p>
      <text:p text:style-name="P2"><text:span text:style-name="T1">This ticket is designed specifically for the test-taker. It contains the problem scenario, data points, and all relevant elements required for solving the problem. The test-taker is tasked with analyzing the given data, detecting patterns, establishing logical connections, and applying creative thinking to come to a solution. Th</text:span><text:span text:style-name="T2">is</text:span><text:span text:style-name="T1"> ticket does </text:span><text:span text:style-name="Strong_20_Emphasis"><text:span text:style-name="T1">not</text:span></text:span> <text:span text:style-name="T1">include the solution, and the test-taker must independently reason through the problem, synthesizing the information provided. This ticket challenges the test-taker’s fluid intelligence by requiring active problem-solving and pattern recognit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7" draw:name="Text Frame 8" draw:style-name="gr1" draw:text-style-name="P4" svg:width="1.7433in" svg:height="0.8268in" svg:x="-0.639in" svg:y="0.1602in"><draw:text-box><text:p><text:span text:style-name="T4">Test Analyst’s name:………………………………………………………………………………</text:span></text:p></draw:text-box></draw:fram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text:p>
      <text:p text:style-name="P2"><text:span text:style-name="T3"/></text:p>
      <text:p text:style-name="P2"><text:span text:style-name="T3"/></text:p>
      <text:p text:style-name="P2"><draw:frame text:anchor-type="paragraph" draw:z-index="2" draw:name="Text Frame 1" draw:style-name="gr1" draw:text-style-name="P4" svg:width="1.7433in" svg:height="0.8268in" svg:x="-0.5756in" svg:y="-0.702in"><draw:text-box><text:p><text:span text:style-name="T4">Test ID:</text:span></text:p></draw:text-box></draw:frame><draw:frame text:anchor-type="paragraph" draw:z-index="4" draw:name="Text Frame 5" draw:style-name="gr1" draw:text-style-name="P4" svg:width="1.7433in" svg:height="0.8268in" svg:x="-0.5756in" svg:y="-0.702in"><draw:text-box><text:p><text:span text:style-name="T4">Test ID:</text:span></text:p></draw:text-box></draw:frame><draw:frame text:anchor-type="paragraph" draw:z-index="5" draw:name="Text Frame 6" draw:style-name="gr1" draw:text-style-name="P4" svg:width="1.7433in" svg:height="0.8268in" svg:x="5.5339in" svg:y="-0.7028in"><draw:text-box><text:p><text:span text:style-name="T4">Test Analyst’s name:………………………………………………………………………………</text:span></text:p></draw:text-box></draw:frame><text:soft-page-break/><text:span text:style-name="T3">Ticket type 2 </text:span></text:p>
      <text:p text:style-name="P1">Overview</text:p>
      <text:p text:style-name="P2"><text:span text:style-name="T1">This ticket is intended for the test analyst and contains everything included in Ticket Type 1, plus the </text:span><text:span text:style-name="Strong_20_Emphasis"><text:span text:style-name="T1">complete solution</text:span></text:span> <text:span text:style-name="T1">and its rationale. While Ticket Type 2 is not used for grading, it serves as a </text:span><text:span text:style-name="Strong_20_Emphasis"><text:span text:style-name="T1">navigation tool</text:span></text:span> <text:span text:style-name="T1">to guide the test analyst in understanding the structure, logic, and intended problem-solving path of the problem. It provides the analyst with a reference to ensure the problem's design aligns with the intended cognitive challenge and flow. It helps the analyst navigate the difficulty, identify patterns, and assess whether the problem’s complexity and solution make sense within the given context. The solution is included to support the analyst's evaluation and reflection, ensuring the test is effective at measuring the desired cognitive abilities.</text:span></text:p>
      <text:p text:style-name="P3">The test analyst should use the generative prompt provided in the Prompt.odt file in order to generate a problem, paste it into the two types of tickets according to the structure of the test.<text:line-break/>The rationale should not be revealed until the test is properly analysed and graded.</text:p>
      <text:p text:style-name="Standard"><draw:frame text:anchor-type="paragraph" draw:z-index="6" draw:name="Text Frame 7" draw:style-name="gr1" draw:text-style-name="P4" svg:width="1.7433in" svg:height="0.8268in" svg:x="-0.4902in" svg:y="6.0382in"><draw:text-box><text:p><text:span text:style-name="T4">Test Taker’s name:…………………………………………………………………………</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9T00:10:50.819000000</meta:creation-date>
    <dc:date>2025-01-09T00:26:31.158000000</dc:date>
    <meta:editing-duration>PT15M39S</meta:editing-duration>
    <meta:editing-cycles>2</meta:editing-cycles>
    <meta:generator>LibreOffice/7.6.4.1$Windows_X86_64 LibreOffice_project/e19e193f88cd6c0525a17fb7a176ed8e6a3e2aa1</meta:generator>
    <meta:document-statistic meta:table-count="0" meta:image-count="0" meta:object-count="0" meta:page-count="3" meta:paragraph-count="7" meta:word-count="257" meta:character-count="1688" meta:non-whitespace-character-count="1436"/>
  </office:meta>
</office:document-meta>
</file>